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IFAO-Grec Unicode" svg:font-family="'IFAO-Grec Unicode'" style:font-pitch="variable"/>
    <style:font-face style:name="MyGreekFont" svg:font-family="MyGreekFont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6f666" officeooo:paragraph-rsid="0006f666"/>
    </style:style>
    <style:style style:name="P2" style:family="paragraph" style:parent-style-name="Standard">
      <style:paragraph-properties fo:line-height="115%"/>
      <style:text-properties style:font-name="IFAO-Grec Unicode" officeooo:paragraph-rsid="0009497e"/>
    </style:style>
    <style:style style:name="P3" style:family="paragraph" style:parent-style-name="Standard">
      <style:paragraph-properties fo:line-height="115%"/>
      <style:text-properties style:font-name="IFAO-Grec Unicode" officeooo:paragraph-rsid="000a5f12"/>
    </style:style>
    <style:style style:name="P4" style:family="paragraph" style:parent-style-name="Standard">
      <style:paragraph-properties fo:line-height="115%"/>
      <style:text-properties style:font-name="MyGreekFont"/>
    </style:style>
    <style:style style:name="P5" style:family="paragraph" style:parent-style-name="Standard">
      <style:paragraph-properties fo:line-height="115%"/>
      <style:text-properties style:font-name="Liberation Serif" officeooo:paragraph-rsid="0009497e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style="italic" style:font-style-asian="italic" style:font-style-complex="itali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Xenophon, <text:span text:style-name="T2">Anabasis</text:span>, II, 6, 16--20</text:p>
      <text:p text:style-name="Standard"/>
      <text:p text:style-name="P4">Πρόξενος δὲ ὁ <text:span text:style-name="T1">Βοιώτιος</text:span> εὐθὺς μὲν μειράκιον ὢν ἐπεθύμει γενέσθαι ἀνὴρ τὰ μεγάλα πράττειν ἱκανός: καὶ διὰ ταύτην τὴν ἐπιθυμίαν ἔδωκε Γοργίᾳ ἀργύριον τῷ Λεοντίνῳ. ἐπεὶ δὲ <text:span text:style-name="T1">συνεγένετο</text:span> ἐκείνῳ, ἱκανὸς νομίσας ἤδη εἶναι καὶ ἄρχειν καὶ φίλος ὢν τοῖς <text:span text:style-name="T1">πρώτοις</text:span> μὴ <text:span text:style-name="T1">ἡττᾶσθαι</text:span> <text:span text:style-name="T1">εὐεργετῶν</text:span>, ἦλθεν εἰς ταύτας τὰς σὺν Κύρῳ πράξεις: καὶ ᾤετο κτήσεσθαι ἐκ τούτων ὄνομα μέγα καὶ δύναμιν μεγάλην καὶ χρήματα πολλά: τοσούτων δ᾽ ἐπιθυμῶν <text:span text:style-name="T1">σφόδρα</text:span> <text:span text:style-name="T1">ἔνδηλον</text:span> <text:span text:style-name="T1">αὖ</text:span> καὶ τοῦτο <text:span text:style-name="T1">εἶχεν</text:span>, ὅτι τούτων οὐδὲν ἂν θέλοι κτᾶσθαι μετὰ ἀδικίας, ἀλλὰ σὺν τῷ δικαίῳ καὶ καλῷ ᾤετο δεῖν τούτων τυγχάνειν, ἄνευ δὲ τούτων μή. ἄρχειν δὲ καλῶν μὲν καὶ ἀγαθῶν δυνατὸς ἦν: οὐ μέντοι οὔτ᾽ <text:span text:style-name="T1">αἰδῶ</text:span> τοῖς στρατιώταις ἑαυτοῦ οὔτε φόβον ἱκανὸς <text:span text:style-name="T1">ἐμποιῆσαι</text:span>, ἀλλὰ καὶ <text:span text:style-name="T1">ᾐσχύνετο</text:span> μᾶλλον τοὺς στρατιώτας ἢ οἱ ἀρχόμενοι ἐκεῖνον: καὶ φοβούμενος μᾶλλον ἦν φανερὸς τὸ <text:span text:style-name="T1">ἀπεχθάνεσθαι</text:span> τοῖς στρατιώταις ἢ οἱ στρατιῶται τὸ <text:span text:style-name="T1">ἀπιστεῖν</text:span> ἐκείνῳ. ᾤετο δὲ <text:span text:style-name="T1">ἀρκεῖν</text:span> πρὸς τὸ <text:span text:style-name="T1">ἀρχικὸν</text:span> εἶναι καὶ δοκεῖν τὸν μὲν καλῶς ποιοῦντα ἐπαινεῖν, τὸν δὲ ἀδικοῦντα μὴ ἐπαινεῖν. τοιγαροῦν αὐτῷ οἱ μὲν καλοί τε καὶ ἀγαθοὶ τῶν <text:span text:style-name="T1">συνόντων</text:span> <text:span text:style-name="T1">εὖνοι</text:span> ἦσαν, οἱ δὲ ἄδικοι ἐπεβούλευον ὡς <text:span text:style-name="T1">εὐμεταχειρίστῳ</text:span> ὄντι. ὅτε δὲ ἀπέθνῃσκεν ἦν ἐτῶν <text:span text:style-name="T1">ὡς</text:span> τριάκοντα.</text:p>
      <text:p text:style-name="P4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IFAO-Grec Unicode" svg:font-family="'IFAO-Grec Unicode'" style:font-pitch="variable"/>
    <style:font-face style:name="MyGreekFont" svg:font-family="MyGreekFont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7in" fo:page-height="11.6902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6T23:59:49.015427296</meta:creation-date>
    <dc:date>2020-03-07T00:19:55.250968051</dc:date>
    <meta:editing-duration>PT9M30S</meta:editing-duration>
    <meta:editing-cycles>3</meta:editing-cycles>
    <meta:generator>LibreOffice/6.1.6.3$Linux_X86_64 LibreOffice_project/10$Build-3</meta:generator>
    <meta:document-statistic meta:table-count="0" meta:image-count="0" meta:object-count="0" meta:page-count="1" meta:paragraph-count="2" meta:word-count="189" meta:character-count="1151" meta:non-whitespace-character-count="965"/>
  </office:meta>
</office:document-meta>
</file>